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co34" style:family="table-column">
      <style:table-column-properties fo:break-before="auto" style:column-width="3.3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ext-properties fo:color="#000000">
        <loext:char-complex-color loext:theme-type="dark1" loext:color-type="theme"/>
      </style:text-properties>
    </style:style>
    <style:style style:name="ce91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5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96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98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9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3" style:family="table-cell" style:parent-style-name="Default" style:data-style-name="N37">
      <style:text-properties fo:font-weight="bold" style:font-weight-asian="bold" style:font-weight-complex="bold"/>
    </style:style>
    <style:style style:name="ce104" style:family="table-cell" style:parent-style-name="Default" style:data-style-name="N37"/>
    <style:style style:name="ce105" style:family="table-cell" style:parent-style-name="Default" style:data-style-name="N37">
      <style:table-cell-properties fo:background-color="#ffff00"/>
    </style:style>
    <style:style style:name="ce106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107" style:family="table-cell" style:parent-style-name="Default">
      <style:table-cell-properties fo:background-color="#ffff00"/>
    </style:style>
    <style:style style:name="ce108" style:family="table-cell" style:parent-style-name="Default">
      <style:table-cell-properties fo:wrap-option="wrap"/>
    </style:style>
    <style:style style:name="ce10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110" style:family="table-cell" style:parent-style-name="Default">
      <style:map style:condition="cell-content()=duplicates" style:apply-style-name="Warning" style:base-cell-address="'to do'.A9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81d41a"/>
    </style:style>
    <style:style style:name="ce121" style:family="table-cell" style:parent-style-name="Default" style:data-style-name="N37">
      <style:table-cell-properties fo:background-color="#81d41a"/>
    </style:style>
    <style:style style:name="ce12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ext-properties fo:font-size="13pt" style:font-size-asian="13pt" style:font-size-complex="13pt"/>
    </style:style>
    <style:style style:name="ce82" style:family="table-cell" style:parent-style-name="Neutral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" style:language-asian="zh" style:country-asian="CN" style:font-style-asian="normal" style:font-name-complex="Noto Sans Arabic" style:language-complex="hi" style:country-complex="IN" style:font-style-complex="normal" style:text-emphasize="none" style:font-relief="none" style:text-overline-style="none" style:text-overline-color="font-color"/>
    </style:style>
    <style:style style:name="ce87" style:family="table-cell" style:parent-style-name="Neutral" style:data-style-name="N37"/>
    <style:style style:name="ce88" style:family="table-cell" style:parent-style-name="Bad" style:data-style-name="N37"/>
    <style:style style:name="ce8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Default"/>
        <table:table-column table:style-name="co3" table:default-cell-style-name="ce104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46" office:value-type="string" calcext:value-type="string">
            <text:p>Week</text:p>
          </table:table-cell>
          <table:table-cell table:style-name="ce46" office:value-type="string" calcext:value-type="string">
            <text:p>Problem</text:p>
          </table:table-cell>
          <table:table-cell table:style-name="ce46" office:value-type="string" calcext:value-type="string">
            <text:p>LeetCode Link</text:p>
          </table:table-cell>
          <table:table-cell table:style-name="ce46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10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10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10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10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10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10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10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10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10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10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10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10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10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10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10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10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10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10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10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10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10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10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10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10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10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10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10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10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10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10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10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10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108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10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10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10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10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47" office:value-type="string" calcext:value-type="string">
            <text:p>Algorithms to master</text:p>
          </table:table-cell>
          <table:table-cell table:style-name="ce47" office:value-type="string" calcext:value-type="string">
            <text:p>Progress </text:p>
          </table:table-cell>
          <table:table-cell table:style-name="ce47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4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49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49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9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9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9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9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49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4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49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49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49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49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50" office:value-type="string" calcext:value-type="string">
            <text:p>serial no</text:p>
          </table:table-cell>
          <table:table-cell table:style-name="ce47" office:value-type="string" calcext:value-type="string">
            <text:p>Questions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Linked List three pointer</text:p>
          </table:table-cell>
          <table:table-cell table:style-name="ce47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51"/>
          <table:table-cell/>
          <table:table-cell table:style-name="ce103"/>
          <table:table-cell table:style-name="ce47"/>
          <table:table-cell table:number-columns-repeated="16380"/>
        </table:table-row>
        <table:table-row table:style-name="ro2"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104" office:value-type="date" office:date-value="2025-10-04" calcext:value-type="date">
            <text:p>10/04/25</text:p>
          </table:table-cell>
          <table:table-cell table:style-name="ce104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90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104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90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104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0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0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0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0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106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104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0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104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0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63" office:value-type="float" office:value="13" calcext:value-type="float">
            <text:p>13</text:p>
          </table:table-cell>
          <table:table-cell table:style-name="ce94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105" office:value-type="date" office:date-value="2025-10-01" calcext:value-type="date">
            <text:p>10/01/25</text:p>
          </table:table-cell>
          <table:table-cell table:style-name="ce107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104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104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0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104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63" office:value-type="float" office:value="19" calcext:value-type="float">
            <text:p>19</text:p>
          </table:table-cell>
          <table:table-cell table:style-name="ce95" office:value-type="string" calcext:value-type="string">
            <text:p>560 Subarray sum equals to k</text:p>
          </table:table-cell>
          <table:table-cell table:style-name="ce105" office:value-type="date" office:date-value="2025-10-09" calcext:value-type="date">
            <text:p>10/09/25</text:p>
          </table:table-cell>
          <table:table-cell table:style-name="ce107" office:value-type="string" calcext:value-type="string">
            <text:p>Prefix + Hashmap logic + counting</text:p>
          </table:table-cell>
          <table:table-cell table:style-name="ce104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style-name="ce104" office:value-type="date" office:date-value="2025-12-29" calcext:value-type="date">
            <text:p>12/29/25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104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104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104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104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104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0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104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104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7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7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table:style-name="ce63" office:value-type="float" office:value="32" calcext:value-type="float">
            <text:p>32</text:p>
          </table:table-cell>
          <table:table-cell table:style-name="ce94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105" office:value-type="date" office:date-value="2025-11-21" calcext:value-type="date">
            <text:p>11/21/25</text:p>
          </table:table-cell>
          <table:table-cell table:style-name="ce107" office:value-type="string" calcext:value-type="string">
            <text:p>Sliding windows ( dynamic ) with is_valid function</text:p>
          </table:table-cell>
          <table:table-cell table:style-name="ce107"/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104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104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style-name="ce104"/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6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1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1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1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1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63" office:value-type="float" office:value="46" calcext:value-type="float">
            <text:p>46</text:p>
          </table:table-cell>
          <table:table-cell table:style-name="ce94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105" office:value-type="date" office:date-value="2025-12-05" calcext:value-type="date">
            <text:p>12/05/25</text:p>
          </table:table-cell>
          <table:table-cell table:style-name="ce107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1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1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1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104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1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style-name="ce104" office:value-type="date" office:date-value="2025-12-27" calcext:value-type="date">
            <text:p>12/27/25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6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63" office:value-type="float" office:value="52" calcext:value-type="float">
            <text:p>52</text:p>
          </table:table-cell>
          <table:table-cell table:style-name="ce94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105" office:value-type="date" office:date-value="2025-12-10" calcext:value-type="date">
            <text:p>12/10/25</text:p>
          </table:table-cell>
          <table:table-cell table:style-name="ce107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1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1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1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1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1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1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1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6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1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9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9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9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9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9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104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9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9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date" office:date-value="2026-01-04" calcext:value-type="date">
            <text:p>01/04/26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9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9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9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9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table:style-name="ce63" office:value-type="float" office:value="73" calcext:value-type="float">
            <text:p>73</text:p>
          </table:table-cell>
          <table:table-cell table:style-name="ce100" office:value-type="string" calcext:value-type="string">
            <text:p><text:a xlink:href="https://leetcode.com/problems/reverse-linked-list-ii/" xlink:type="simple">92. Reverse Linked List II</text:a></text:p>
          </table:table-cell>
          <table:table-cell table:style-name="ce105" office:value-type="date" office:date-value="2026-01-01" calcext:value-type="date">
            <text:p>01/01/26</text:p>
          </table:table-cell>
          <table:table-cell table:style-name="ce107"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9" office:value-type="string" calcext:value-type="string">
            <text:p><text:a xlink:href="https://leetcode.com/problems/binary-search/" xlink:type="simple">704. Binary Search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01" office:value-type="string" calcext:value-type="string">
            <text:p>Ceil in a Sorted Array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49" office:value-type="string" calcext:value-type="string">
            <text:p><text:a xlink:href="https://leetcode.com/problems/find-first-and-last-position-of-element-in-sorted-array/" xlink:type="simple">34. Find First and Last Position of Element in Sorted Array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01" office:value-type="string" calcext:value-type="string">
            <text:p>Number of occurrence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9" office:value-type="string" calcext:value-type="string">
            <text:p><text:a xlink:href="https://leetcode.com/problems/peak-index-in-a-mountain-array/" xlink:type="simple">852. Peak Index in a Mountain Array</text:a>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49" office:value-type="string" calcext:value-type="string">
            <text:p><text:a xlink:href="https://leetcode.com/problems/find-minimum-in-rotated-sorted-array/" xlink:type="simple">153. Find Minimum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table:style-name="ce63" office:value-type="float" office:value="80" calcext:value-type="float">
            <text:p>80</text:p>
          </table:table-cell>
          <table:table-cell table:style-name="ce100" office:value-type="string" calcext:value-type="string">
            <text:p><text:a xlink:href="https://leetcode.com/problems/search-in-rotated-sorted-array/" xlink:type="simple">33. Search in Rotated Sorted Array</text:a></text:p>
          </table:table-cell>
          <table:table-cell table:style-name="ce105" office:value-type="date" office:date-value="2026-01-07" calcext:value-type="date">
            <text:p>01/07/26</text:p>
          </table:table-cell>
          <table:table-cell table:style-name="ce107"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49" office:value-type="string" calcext:value-type="string">
            <text:p><text:a xlink:href="https://leetcode.com/problems/koko-eating-bananas/" xlink:type="simple">875. Koko Eating Bananas</text:a></text:p>
          </table:table-cell>
          <table:table-cell/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9" office:value-type="string" calcext:value-type="string">
            <text:p><text:a xlink:href="https://leetcode.com/problems/search-insert-position/" xlink:type="simple">35. Search Insert Posit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9" office:value-type="string" calcext:value-type="string">
            <text:p><text:a xlink:href="https://leetcode.com/problems/first-bad-version/" xlink:type="simple">278. First Bad Vers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49" office:value-type="string" calcext:value-type="string">
            <text:p><text:a xlink:href="https://leetcode.com/problems/longest-repeating-character-replacement/" xlink:type="simple">424. Longest Repeating Character Replacement</text:a></text:p>
          </table:table-cell>
          <table:table-cell office:value-type="date" office:date-value="2026-01-12" calcext:value-type="date">
            <text:p>01/12/26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9" office:value-type="string" calcext:value-type="string">
            <text:p><text:a xlink:href="https://leetcode.com/problems/count-number-of-nice-subarrays/" xlink:type="simple">1248. Count Number of Nice Subarrays</text:a></text:p>
          </table:table-cell>
          <table:table-cell office:value-type="date" office:date-value="2026-01-14" calcext:value-type="date">
            <text:p>01/14/26</text:p>
          </table:table-cell>
          <table:table-cell office:value-type="string" calcext:value-type="string">
            <text:p>prefix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  <calcext:conditional-formats>
          <calcext:conditional-format calcext:target-range-address="Sheet1.B62:Sheet1.B132">
            <calcext:condition calcext:apply-style-name="Warning" calcext:value="duplicate" calcext:base-cell-address="Sheet1.B62"/>
          </calcext:conditional-format>
        </calcext:conditional-formats>
      </table:table>
      <table:table table:name="to do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49" office:value-type="string" calcext:value-type="string">
            <text:p>To Do</text:p>
          </table:table-cell>
          <table:table-cell/>
        </table:table-row>
        <table:table-row table:style-name="ro2">
          <table:table-cell table:style-name="ce49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49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49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49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49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49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49" office:value-type="string" calcext:value-type="string">
            <text:p>LC for prefix_sum</text:p>
          </table:table-cell>
          <table:table-cell/>
        </table:table-row>
        <table:table-row table:style-name="ro2">
          <table:table-cell table:style-name="ce109" office:value-type="float" office:value="303" calcext:value-type="float">
            <text:p>303</text:p>
          </table:table-cell>
          <table:table-cell/>
        </table:table-row>
        <table:table-row table:style-name="ro2">
          <table:table-cell table:style-name="ce109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109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109" office:value-type="float" office:value="525" calcext:value-type="float">
            <text:p>525</text:p>
          </table:table-cell>
          <table:table-cell/>
        </table:table-row>
        <table:table-row table:style-name="ro2">
          <table:table-cell table:style-name="ce109" office:value-type="float" office:value="974" calcext:value-type="float">
            <text:p>974</text:p>
          </table:table-cell>
          <table:table-cell/>
        </table:table-row>
        <table:table-row table:style-name="ro2">
          <table:table-cell table:style-name="ce109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109" office:value-type="float" office:value="1109" calcext:value-type="float">
            <text:p>1109</text:p>
          </table:table-cell>
          <table:table-cell/>
        </table:table-row>
        <table:table-row table:style-name="ro2">
          <table:table-cell table:style-name="ce109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style-name="ce110"/>
          <table:table-cell/>
        </table:table-row>
        <table:table-row table:style-name="ro1" table:number-rows-repeated="8">
          <table:table-cell table:style-name="ce109"/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to do'.A9:'to do'.A25">
            <calcext:condition calcext:apply-style-name="Warning" calcext:value="=duplicates" calcext:base-cell-address="'to do'.A9"/>
          </calcext:conditional-format>
          <calcext:conditional-format calcext:target-range-address="'to do'.A9:'to do'.A25">
            <calcext:condition calcext:apply-style-name="Warning" calcext:value="duplicate" calcext:base-cell-address="'to do'.A9"/>
          </calcext:conditional-format>
        </calcext:conditional-formats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111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101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112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112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112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112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112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101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101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101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104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13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119"/>
        <table:table-column table:style-name="co15" table:default-cell-style-name="ce119"/>
        <table:table-column table:style-name="co9" table:number-columns-repeated="16382" table:default-cell-style-name="ce119"/>
        <table:table-row table:style-name="ro11">
          <table:table-cell table:style-name="ce117" office:value-type="string" calcext:value-type="string">
            <text:p>Questions</text:p>
          </table:table-cell>
          <table:table-cell table:style-name="ce117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560. Subarray Sum Equals K</text:p>
          </table:table-cell>
          <table:table-cell table:style-name="ce118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525. Contiguous Array</text:p>
          </table:table-cell>
          <table:table-cell table:style-name="ce118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974. Subarray Sums Divisible by K</text:p>
          </table:table-cell>
          <table:table-cell table:style-name="ce118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36. Valid Sudoku</text:p>
          </table:table-cell>
          <table:table-cell table:style-name="ce118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128. Longest Consecutive Sequence</text:p>
          </table:table-cell>
          <table:table-cell table:style-name="ce118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15. 3Sum</text:p>
          </table:table-cell>
          <table:table-cell table:style-name="ce118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18. 4Sum</text:p>
          </table:table-cell>
          <table:table-cell table:style-name="ce118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380. Insert Delete GetRandom O(1)</text:p>
          </table:table-cell>
          <table:table-cell table:style-name="ce118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118" office:value-type="string" calcext:value-type="string">
            <text:p>3. Longest Substring Without Repeating Characters</text:p>
          </table:table-cell>
          <table:table-cell table:style-name="ce118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76. Minimum Window Substring</text:p>
          </table:table-cell>
          <table:table-cell table:style-name="ce118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567. Permutation in String</text:p>
          </table:table-cell>
          <table:table-cell table:style-name="ce118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438. Find All Anagrams in a String</text:p>
          </table:table-cell>
          <table:table-cell table:style-name="ce118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451. Sort Characters By Frequency</text:p>
          </table:table-cell>
          <table:table-cell table:style-name="ce118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692. Top K Frequent Words</text:p>
          </table:table-cell>
          <table:table-cell table:style-name="ce118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202. Happy Number</text:p>
          </table:table-cell>
          <table:table-cell table:style-name="ce118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290. Word Pattern</text:p>
          </table:table-cell>
          <table:table-cell table:style-name="ce118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118" office:value-type="string" calcext:value-type="string">
            <text:p>205. Isomorphic Strings</text:p>
          </table:table-cell>
          <table:table-cell table:style-name="ce118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4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49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9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9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9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9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9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49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Week</text:p>
          </table:table-cell>
          <table:table-cell table:style-name="ce46" office:value-type="string" calcext:value-type="string">
            <text:p>Focus Area</text:p>
          </table:table-cell>
          <table:table-cell table:style-name="ce46" office:value-type="string" calcext:value-type="string">
            <text:p>Topic / Problem</text:p>
          </table:table-cell>
          <table:table-cell table:style-name="ce46" office:value-type="string" calcext:value-type="string">
            <text:p>Status</text:p>
          </table:table-cell>
          <table:table-cell table:style-name="ce47" office:value-type="string" calcext:value-type="string">
            <text:p>Completed On</text:p>
          </table:table-cell>
        </table:table-row>
        <table:table-row table:style-name="ro1">
          <table:table-cell table:style-name="ce120" office:value-type="string" calcext:value-type="string">
            <text:p>12-Nov-2025</text:p>
          </table:table-cell>
          <table:table-cell table:style-name="ce120" office:value-type="string" calcext:value-type="string">
            <text:p>Week 1</text:p>
          </table:table-cell>
          <table:table-cell table:style-name="ce120" office:value-type="string" calcext:value-type="string">
            <text:p>Arrays + Two Pointers</text:p>
          </table:table-cell>
          <table:table-cell table:style-name="ce120" office:value-type="string" calcext:value-type="string">
            <text:p>Pair with Target Sum</text:p>
          </table:table-cell>
          <table:table-cell table:style-name="ce120" office:value-type="string" calcext:value-type="string">
            <text:p>Done</text:p>
          </table:table-cell>
          <table:table-cell table:style-name="ce121" office:value-type="date" office:date-value="2025-11-11" calcext:value-type="date">
            <text:p>11/11/25</text:p>
          </table:table-cell>
        </table:table-row>
        <table:table-row table:style-name="ro1">
          <table:table-cell table:style-name="ce120" office:value-type="string" calcext:value-type="string">
            <text:p>13-Nov-2025</text:p>
          </table:table-cell>
          <table:table-cell table:style-name="ce120" office:value-type="string" calcext:value-type="string">
            <text:p>Week 1</text:p>
          </table:table-cell>
          <table:table-cell table:style-name="ce120" office:value-type="string" calcext:value-type="string">
            <text:p>Arrays + Two Pointers</text:p>
          </table:table-cell>
          <table:table-cell table:style-name="ce120" office:value-type="string" calcext:value-type="string">
            <text:p>Remove Duplicates</text:p>
          </table:table-cell>
          <table:table-cell table:style-name="ce120" office:value-type="string" calcext:value-type="string">
            <text:p>Done</text:p>
          </table:table-cell>
          <table:table-cell table:style-name="ce121" office:value-type="date" office:date-value="2025-11-12" calcext:value-type="date">
            <text:p>11/12/25</text:p>
          </table:table-cell>
        </table:table-row>
        <table:table-row table:style-name="ro1">
          <table:table-cell table:style-name="ce120" office:value-type="string" calcext:value-type="string">
            <text:p>14-Nov-2025</text:p>
          </table:table-cell>
          <table:table-cell table:style-name="ce120" office:value-type="string" calcext:value-type="string">
            <text:p>Week 1</text:p>
          </table:table-cell>
          <table:table-cell table:style-name="ce120" office:value-type="string" calcext:value-type="string">
            <text:p>Arrays + Two Pointers</text:p>
          </table:table-cell>
          <table:table-cell table:style-name="ce120" office:value-type="string" calcext:value-type="string">
            <text:p>Squaring a Sorted Array</text:p>
          </table:table-cell>
          <table:table-cell table:style-name="ce120" office:value-type="string" calcext:value-type="string">
            <text:p>Done</text:p>
          </table:table-cell>
          <table:table-cell table:style-name="ce121" office:value-type="date" office:date-value="2025-11-13" calcext:value-type="date">
            <text:p>11/13/25</text:p>
          </table:table-cell>
        </table:table-row>
        <table:table-row table:style-name="ro1">
          <table:table-cell table:style-name="ce120" office:value-type="string" calcext:value-type="string">
            <text:p>15-Nov-2025</text:p>
          </table:table-cell>
          <table:table-cell table:style-name="ce120" office:value-type="string" calcext:value-type="string">
            <text:p>Week 1</text:p>
          </table:table-cell>
          <table:table-cell table:style-name="ce120" office:value-type="string" calcext:value-type="string">
            <text:p>Arrays + Two Pointers</text:p>
          </table:table-cell>
          <table:table-cell table:style-name="ce120" office:value-type="string" calcext:value-type="string">
            <text:p>Triplet Sum to Zero</text:p>
          </table:table-cell>
          <table:table-cell table:style-name="ce120" office:value-type="string" calcext:value-type="string">
            <text:p>Done</text:p>
          </table:table-cell>
          <table:table-cell table:style-name="ce121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120" office:value-type="string" calcext:value-type="string">
            <text:p>19-Nov-2025</text:p>
          </table:table-cell>
          <table:table-cell table:style-name="ce120" office:value-type="string" calcext:value-type="string">
            <text:p>Week 2</text:p>
          </table:table-cell>
          <table:table-cell table:style-name="ce120" office:value-type="string" calcext:value-type="string">
            <text:p>Sliding Window + Hash Maps</text:p>
          </table:table-cell>
          <table:table-cell table:style-name="ce120" office:value-type="string" calcext:value-type="string">
            <text:p>Maximum Sum Subarray of Size K</text:p>
          </table:table-cell>
          <table:table-cell table:style-name="ce120" office:value-type="string" calcext:value-type="string">
            <text:p>Done</text:p>
          </table:table-cell>
          <table:table-cell table:style-name="ce121" office:value-type="date" office:date-value="2025-11-17" calcext:value-type="date">
            <text:p>11/17/25</text:p>
          </table:table-cell>
        </table:table-row>
        <table:table-row table:style-name="ro1">
          <table:table-cell table:style-name="ce120" office:value-type="string" calcext:value-type="string">
            <text:p>20-Nov-2025</text:p>
          </table:table-cell>
          <table:table-cell table:style-name="ce120" office:value-type="string" calcext:value-type="string">
            <text:p>Week 2</text:p>
          </table:table-cell>
          <table:table-cell table:style-name="ce120" office:value-type="string" calcext:value-type="string">
            <text:p>Sliding Window + Hash Maps</text:p>
          </table:table-cell>
          <table:table-cell table:style-name="ce120" office:value-type="string" calcext:value-type="string">
            <text:p>Smallest Subarray with Given Sum</text:p>
          </table:table-cell>
          <table:table-cell table:style-name="ce120" office:value-type="string" calcext:value-type="string">
            <text:p>Done</text:p>
          </table:table-cell>
          <table:table-cell table:style-name="ce121" office:value-type="date" office:date-value="2025-11-17" calcext:value-type="date">
            <text:p>11/17/25</text:p>
          </table:table-cell>
        </table:table-row>
        <table:table-row table:style-name="ro1">
          <table:table-cell table:style-name="ce120" office:value-type="string" calcext:value-type="string">
            <text:p>21-Nov-2025</text:p>
          </table:table-cell>
          <table:table-cell table:style-name="ce120" office:value-type="string" calcext:value-type="string">
            <text:p>Week 2</text:p>
          </table:table-cell>
          <table:table-cell table:style-name="ce120" office:value-type="string" calcext:value-type="string">
            <text:p>Sliding Window + Hash Maps</text:p>
          </table:table-cell>
          <table:table-cell table:style-name="ce120" office:value-type="string" calcext:value-type="string">
            <text:p>Fruits into Baskets</text:p>
          </table:table-cell>
          <table:table-cell table:style-name="ce120" office:value-type="string" calcext:value-type="string">
            <text:p>Done</text:p>
          </table:table-cell>
          <table:table-cell table:style-name="ce121" office:value-type="date" office:date-value="2025-11-18" calcext:value-type="date">
            <text:p>11/18/25</text:p>
          </table:table-cell>
        </table:table-row>
        <table:table-row table:style-name="ro1">
          <table:table-cell table:style-name="ce120" office:value-type="string" calcext:value-type="string">
            <text:p>22-Nov-2025</text:p>
          </table:table-cell>
          <table:table-cell table:style-name="ce120" office:value-type="string" calcext:value-type="string">
            <text:p>Week 2</text:p>
          </table:table-cell>
          <table:table-cell table:style-name="ce120" office:value-type="string" calcext:value-type="string">
            <text:p>Sliding Window + Hash Maps</text:p>
          </table:table-cell>
          <table:table-cell table:style-name="ce120" office:value-type="string" calcext:value-type="string">
            <text:p>Longest Substring with K Distinct Characters</text:p>
          </table:table-cell>
          <table:table-cell table:style-name="ce120" office:value-type="string" calcext:value-type="string">
            <text:p>Done</text:p>
          </table:table-cell>
          <table:table-cell table:style-name="ce121" office:value-type="date" office:date-value="2025-11-18" calcext:value-type="date">
            <text:p>11/18/25</text:p>
          </table:table-cell>
        </table:table-row>
        <table:table-row table:style-name="ro1">
          <table:table-cell table:style-name="ce120" office:value-type="string" calcext:value-type="string">
            <text:p>23-Nov-2025</text:p>
          </table:table-cell>
          <table:table-cell table:style-name="ce120" office:value-type="string" calcext:value-type="string">
            <text:p>Week 2</text:p>
          </table:table-cell>
          <table:table-cell table:style-name="ce120" office:value-type="string" calcext:value-type="string">
            <text:p>Sliding Window + Hash Maps</text:p>
          </table:table-cell>
          <table:table-cell table:style-name="ce120" office:value-type="string" calcext:value-type="string">
            <text:p>First Non-Repeating Character</text:p>
          </table:table-cell>
          <table:table-cell table:style-name="ce120" office:value-type="string" calcext:value-type="string">
            <text:p>Done</text:p>
          </table:table-cell>
          <table:table-cell/>
        </table:table-row>
        <table:table-row table:style-name="ro1">
          <table:table-cell table:style-name="ce120" office:value-type="string" calcext:value-type="string">
            <text:p>24-Nov-2025</text:p>
          </table:table-cell>
          <table:table-cell table:style-name="ce120" office:value-type="string" calcext:value-type="string">
            <text:p>Week 2</text:p>
          </table:table-cell>
          <table:table-cell table:style-name="ce120" office:value-type="string" calcext:value-type="string">
            <text:p>Sliding Window + Hash Maps</text:p>
          </table:table-cell>
          <table:table-cell table:style-name="ce120" office:value-type="string" calcext:value-type="string">
            <text:p>Ransom Note</text:p>
          </table:table-cell>
          <table:table-cell table:style-name="ce120" office:value-type="string" calcext:value-type="string">
            <text:p>Done</text:p>
          </table:table-cell>
          <table:table-cell/>
        </table:table-row>
        <table:table-row table:style-name="ro1">
          <table:table-cell table:style-name="ce120" office:value-type="string" calcext:value-type="string">
            <text:p>25-Nov-2025</text:p>
          </table:table-cell>
          <table:table-cell table:style-name="ce120" office:value-type="string" calcext:value-type="string">
            <text:p>Week 3</text:p>
          </table:table-cell>
          <table:table-cell table:style-name="ce120" office:value-type="string" calcext:value-type="string">
            <text:p>Merge Intervals + Fast &amp; Slow Pointers</text:p>
          </table:table-cell>
          <table:table-cell table:style-name="ce120" office:value-type="string" calcext:value-type="string">
            <text:p>Merge Intervals</text:p>
          </table:table-cell>
          <table:table-cell table:style-name="ce120" office:value-type="string" calcext:value-type="string">
            <text:p>Done</text:p>
          </table:table-cell>
          <table:table-cell/>
        </table:table-row>
        <table:table-row table:style-name="ro1">
          <table:table-cell table:style-name="ce120" office:value-type="string" calcext:value-type="string">
            <text:p>26-Nov-2025</text:p>
          </table:table-cell>
          <table:table-cell table:style-name="ce120" office:value-type="string" calcext:value-type="string">
            <text:p>Week 3</text:p>
          </table:table-cell>
          <table:table-cell table:style-name="ce120" office:value-type="string" calcext:value-type="string">
            <text:p>Merge Intervals + Fast &amp; Slow Pointers</text:p>
          </table:table-cell>
          <table:table-cell table:style-name="ce120" office:value-type="string" calcext:value-type="string">
            <text:p>Insert Interval</text:p>
          </table:table-cell>
          <table:table-cell table:style-name="ce120" office:value-type="string" calcext:value-type="string">
            <text:p>Done</text:p>
          </table:table-cell>
          <table:table-cell/>
        </table:table-row>
        <table:table-row table:style-name="ro1">
          <table:table-cell table:style-name="ce120" office:value-type="string" calcext:value-type="string">
            <text:p>27-Nov-2025</text:p>
          </table:table-cell>
          <table:table-cell table:style-name="ce120" office:value-type="string" calcext:value-type="string">
            <text:p>Week 3</text:p>
          </table:table-cell>
          <table:table-cell table:style-name="ce120" office:value-type="string" calcext:value-type="string">
            <text:p>Merge Intervals + Fast &amp; Slow Pointers</text:p>
          </table:table-cell>
          <table:table-cell table:style-name="ce120" office:value-type="string" calcext:value-type="string">
            <text:p>Interval Intersection</text:p>
          </table:table-cell>
          <table:table-cell table:style-name="ce120" office:value-type="string" calcext:value-type="string">
            <text:p>Done</text:p>
          </table:table-cell>
          <table:table-cell/>
        </table:table-row>
        <table:table-row table:style-name="ro1">
          <table:table-cell table:style-name="ce120" office:value-type="string" calcext:value-type="string">
            <text:p>28-Nov-2025</text:p>
          </table:table-cell>
          <table:table-cell table:style-name="ce120" office:value-type="string" calcext:value-type="string">
            <text:p>Week 3</text:p>
          </table:table-cell>
          <table:table-cell table:style-name="ce120" office:value-type="string" calcext:value-type="string">
            <text:p>Merge Intervals + Fast &amp; Slow Pointers</text:p>
          </table:table-cell>
          <table:table-cell table:style-name="ce120" office:value-type="string" calcext:value-type="string">
            <text:p>Linked List Cycle</text:p>
          </table:table-cell>
          <table:table-cell table:style-name="ce120" office:value-type="string" calcext:value-type="string">
            <text:p>Done</text:p>
          </table:table-cell>
          <table:table-cell/>
        </table:table-row>
        <table:table-row table:style-name="ro1">
          <table:table-cell table:style-name="ce120" office:value-type="string" calcext:value-type="string">
            <text:p>29-Nov-2025</text:p>
          </table:table-cell>
          <table:table-cell table:style-name="ce120" office:value-type="string" calcext:value-type="string">
            <text:p>Week 3</text:p>
          </table:table-cell>
          <table:table-cell table:style-name="ce120" office:value-type="string" calcext:value-type="string">
            <text:p>Merge Intervals + Fast &amp; Slow Pointers</text:p>
          </table:table-cell>
          <table:table-cell table:style-name="ce120" office:value-type="string" calcext:value-type="string">
            <text:p>Middle of LinkedList</text:p>
          </table:table-cell>
          <table:table-cell table:style-name="ce120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01" office:value-type="string" calcext:value-type="string">
            <text:p>Focus Topics( week 1 )</text:p>
          </table:table-cell>
          <table:table-cell table:style-name="ce101" office:value-type="string" calcext:value-type="string">
            <text:p>🎯 Focus Topics (week 2)</text:p>
          </table:table-cell>
          <table:table-cell table:style-name="ce101" office:value-type="string" calcext:value-type="string">
            <text:p>Focus Topics( week 3)</text:p>
          </table:table-cell>
          <table:table-cell table:style-name="ce101" office:value-type="string" calcext:value-type="string">
            <text:p>Focus Topics(week 4)</text:p>
          </table:table-cell>
          <table:table-cell table:style-name="ce101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49" office:value-type="string" calcext:value-type="string">
            <text:p>Array basics: traversal, prefix, suffix</text:p>
          </table:table-cell>
          <table:table-cell table:style-name="ce49" office:value-type="string" calcext:value-type="string">
            <text:p>Sliding Window (fixed + variable)</text:p>
          </table:table-cell>
          <table:table-cell table:style-name="ce49" office:value-type="string" calcext:value-type="string">
            <text:p>Interval merging &amp; insertion</text:p>
          </table:table-cell>
          <table:table-cell table:style-name="ce49" office:value-type="string" calcext:value-type="string">
            <text:p>Tree BFS / DFS</text:p>
          </table:table-cell>
          <table:table-cell table:style-name="ce4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49" office:value-type="string" calcext:value-type="string">
            <text:p>Two Pointer Pattern</text:p>
          </table:table-cell>
          <table:table-cell table:style-name="ce49" office:value-type="string" calcext:value-type="string">
            <text:p>Hash Map counting</text:p>
          </table:table-cell>
          <table:table-cell table:style-name="ce49" office:value-type="string" calcext:value-type="string">
            <text:p>Linked List cycle logic</text:p>
          </table:table-cell>
          <table:table-cell table:style-name="ce49" office:value-type="string" calcext:value-type="string">
            <text:p>Stack usage (balanced, next greater)</text:p>
          </table:table-cell>
          <table:table-cell table:style-name="ce4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49" office:value-type="string" calcext:value-type="string">
            <text:p>Basic Searching / Sorting (concepts only)</text:p>
          </table:table-cell>
          <table:table-cell table:style-name="ce49" office:value-type="string" calcext:value-type="string">
            <text:p>Frequency-based subarray problems</text:p>
          </table:table-cell>
          <table:table-cell table:style-name="ce49" office:value-type="string" calcext:value-type="string">
            <text:p>Range overlapping</text:p>
          </table:table-cell>
          <table:table-cell table:style-name="ce49" office:value-type="string" calcext:value-type="string">
            <text:p>Graph traversal (conceptually)</text:p>
          </table:table-cell>
          <table:table-cell table:style-name="ce49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ce6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01"/>
          <table:table-cell table:number-columns-repeated="4"/>
        </table:table-row>
        <table:table-row table:style-name="ro1" table:number-rows-repeated="10">
          <table:table-cell/>
          <table:table-cell table:style-name="Default"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table:style-name="ce101"/>
          <table:table-cell table:number-columns-repeated="4"/>
        </table:table-row>
        <table:table-row table:style-name="ro1" table:number-rows-repeated="8">
          <table:table-cell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table:style-name="ce101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table:style-name="ce101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ce49"/>
          <table:table-cell table:number-columns-repeated="4"/>
        </table:table-row>
        <table:table-row table:style-name="ro1" table:number-rows-repeated="104850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office:forms form:automatic-focus="false" form:apply-design-mode="false"/>
        <table:table-column table:style-name="co27" table:default-cell-style-name="ce123"/>
        <table:table-column table:style-name="co28" table:default-cell-style-name="ce123"/>
        <table:table-column table:style-name="co29" table:default-cell-style-name="ce123"/>
        <table:table-column table:style-name="co30" table:default-cell-style-name="ce123"/>
        <table:table-column table:style-name="co9" table:number-columns-repeated="16380" table:default-cell-style-name="ce123"/>
        <table:table-row table:style-name="ro14">
          <table:table-cell table:style-name="ce122" office:value-type="string" calcext:value-type="string">
            <text:p>Pattern</text:p>
          </table:table-cell>
          <table:table-cell table:style-name="ce122" office:value-type="string" calcext:value-type="string">
            <text:p>Sub_Pattern</text:p>
          </table:table-cell>
          <table:table-cell table:style-name="ce122" office:value-type="string" calcext:value-type="string">
            <text:p>LC_Number</text:p>
          </table:table-cell>
          <table:table-cell table:style-name="ce122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108"/>
        <table:table-column table:style-name="co34" table:default-cell-style-name="ce108"/>
        <table:table-column table:style-name="co9" table:number-columns-repeated="2" table:default-cell-style-name="Default"/>
        <table:table-row table:style-name="ro2">
          <table:table-cell table:style-name="ce47" office:value-type="string" calcext:value-type="string">
            <text:p>Questions</text:p>
          </table:table-cell>
          <table:table-cell table:style-name="ce47" office:value-type="string" calcext:value-type="string">
            <text:p>Done On</text:p>
          </table:table-cell>
          <table:table-cell table:style-name="ce47" office:value-type="string" calcext:value-type="string">
            <text:p>Pattern</text:p>
          </table:table-cell>
          <table:table-cell table:style-name="ce89" office:value-type="string" calcext:value-type="string">
            <text:p>remarks</text:p>
          </table:table-cell>
          <table:table-cell table:style-name="ce89" office:value-type="string" calcext:value-type="string">
            <text:p>mistakes</text:p>
          </table:table-cell>
          <table:table-cell table:style-name="ce47" office:value-type="string" calcext:value-type="string">
            <text:p>revised on</text:p>
          </table:table-cell>
          <table:table-cell table:style-name="ce47" office:value-type="string" calcext:value-type="string">
            <text:p>remarks</text:p>
          </table:table-cell>
        </table:table-row>
        <table:table-row table:style-name="ro2">
          <table:table-cell table:style-name="ce49" office:value-type="string" calcext:value-type="string">
            <text:p>LC 595 – Big Countries</text:p>
          </table:table-cell>
          <table:table-cell table:style-name="ce104" office:value-type="date" office:date-value="2025-12-24" calcext:value-type="date">
            <text:p>12/24/25</text:p>
          </table:table-cell>
          <table:table-cell table:style-name="ce104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LC 584 – Find Customer Referee</text:p>
          </table:table-cell>
          <table:table-cell table:style-name="ce104" office:value-type="date" office:date-value="2025-12-24" calcext:value-type="date">
            <text:p>12/24/25</text:p>
          </table:table-cell>
          <table:table-cell table:style-name="ce104" office:value-type="string" calcext:value-type="string">
            <text:p>basic query</text:p>
          </table:table-cell>
          <table:table-cell table:number-columns-repeated="4"/>
        </table:table-row>
        <table:table-row table:style-name="ro15">
          <table:table-cell table:style-name="ce49" office:value-type="string" calcext:value-type="string">
            <text:p>LC 1757 – Recyclable and Low Fat Products</text:p>
          </table:table-cell>
          <table:table-cell table:style-name="ce104" office:value-type="date" office:date-value="2025-12-24" calcext:value-type="date">
            <text:p>12/24/25</text:p>
          </table:table-cell>
          <table:table-cell table:style-name="ce104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104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4"/>
        </table:table-row>
        <table:table-row table:style-name="ro2">
          <table:table-cell table:style-name="ce49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104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  <table:table-cell table:number-columns-repeated="2"/>
        </table:table-row>
        <table:table-row table:style-name="ro6">
          <table:table-cell table:style-name="ce49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104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104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LC 1484 – Group Sold Products</text:p>
          </table:table-cell>
          <table:table-cell table:style-name="ce87" office:value-type="date" office:date-value="2025-12-28" calcext:value-type="date">
            <text:p>12/28/25</text:p>
          </table:table-cell>
          <table:table-cell table:style-name="Neutral" office:value-type="string" calcext:value-type="string">
            <text:p>group_concat( )</text:p>
          </table:table-cell>
          <table:table-cell table:style-name="Neutral" office:value-type="string" calcext:value-type="string">
            <text:p>I sucked </text:p>
          </table:table-cell>
          <table:table-cell table:style-name="Neutral" office:value-type="string" calcext:value-type="string">
            <text:p>forgot about group_concat exists</text:p>
          </table:table-cell>
          <table:table-cell table:style-name="ce104" office:value-type="date" office:date-value="2026-01-06" calcext:value-type="date">
            <text:p>01/06/26</text:p>
          </table:table-cell>
          <table:table-cell/>
        </table:table-row>
        <table:table-row table:style-name="ro1">
          <table:table-cell table:style-name="ce84" office:value-type="string" calcext:value-type="string">
            <text:p>LC 1141 – User Activity for Past 30 Days</text:p>
          </table:table-cell>
          <table:table-cell table:style-name="ce88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where conditio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simple where condition according to date given</text:p>
          </table:table-cell>
          <table:table-cell table:number-columns-repeated="2"/>
        </table:table-row>
        <table:table-row table:style-name="ro6">
          <table:table-cell table:style-name="ce49" office:value-type="string" calcext:value-type="string">
            <text:p><text:a xlink:href="https://leetcode.com/problems/average-selling-price/" xlink:type="simple">1251. Average Selling Price</text:a></text:p>
          </table:table-cell>
          <table:table-cell table:style-name="ce104" office:value-type="date" office:date-value="2026-01-01" calcext:value-type="date">
            <text:p>01/01/26</text:p>
          </table:table-cell>
          <table:table-cell office:value-type="string" calcext:value-type="string">
            <text:p>JOIN and between</text:p>
          </table:table-cell>
          <table:table-cell office:value-type="string" calcext:value-type="string">
            <text:p>fair attempt in first go</text:p>
          </table:table-cell>
          <table:table-cell office:value-type="string" calcext:value-type="string">
            <text:p>don’t use where use condition in ON while joi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 1517 – Find Users With Valid Emails</text:p>
          </table:table-cell>
          <table:table-cell table:style-name="ce104" office:value-type="date" office:date-value="2026-01-01" calcext:value-type="date">
            <text:p>01/01/26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practice RE</text:p>
          </table:table-cell>
          <table:table-cell office:value-type="string" calcext:value-type="string">
            <text:p>you forget the syntax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LC 1393 – Capital Gain/Loss</text:p>
          </table:table-cell>
          <table:table-cell table:style-name="ce104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<text:a xlink:href="https://leetcode.com/problems/queries-quality-and-percentage/" xlink:type="simple">1211. Queries Quality and Percentage</text:a></text:p>
          </table:table-cell>
          <table:table-cell table:style-name="ce104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49" office:value-type="string" calcext:value-type="string">
            <text:p>LC 196 – Delete Duplicate Emails</text:p>
          </table:table-cell>
          <table:table-cell table:style-name="ce104" office:value-type="date" office:date-value="2026-01-03" calcext:value-type="date">
            <text:p>01/03/26</text:p>
          </table:table-cell>
          <table:table-cell office:value-type="string" calcext:value-type="string">
            <text:p>delete and self join</text:p>
          </table:table-cell>
          <table:table-cell office:value-type="string" calcext:value-type="string">
            <text:p>revise </text:p>
          </table:table-cell>
          <table:table-cell office:value-type="string" calcext:value-type="string">
            <text:p>it deletes row not column you used delete p.email instead delete p</text:p>
          </table:table-cell>
          <table:table-cell table:number-columns-repeated="2"/>
        </table:table-row>
        <table:table-row table:style-name="ro2">
          <table:table-cell table:style-name="ce85" office:value-type="string" calcext:value-type="string">
            <text:p><text:a xlink:href="https://leetcode.com/problems/biggest-single-number/" xlink:type="simple">619. Biggest Single Number</text:a></text:p>
          </table:table-cell>
          <table:table-cell table:style-name="ce88" office:value-type="date" office:date-value="2026-01-03" calcext:value-type="date">
            <text:p>01/03/26</text:p>
          </table:table-cell>
          <table:table-cell table:style-name="Bad" office:value-type="string" calcext:value-type="string">
            <text:p>subquery</text:p>
          </table:table-cell>
          <table:table-cell table:style-name="Bad" office:value-type="string" calcext:value-type="string">
            <text:p>revise </text:p>
          </table:table-cell>
          <table:table-cell table:style-name="Bad" office:value-type="string" calcext:value-type="string">
            <text:p>u need to know where to apply subqueires 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LC 177 – Nth Highest Salary</text:p>
          </table:table-cell>
          <table:table-cell table:style-name="ce87" office:value-type="date" office:date-value="2026-01-04" calcext:value-type="date">
            <text:p>01/04/26</text:p>
          </table:table-cell>
          <table:table-cell table:style-name="Neutral" office:value-type="string" calcext:value-type="string">
            <text:p>Set N=n-1 <text:s/>and offset N</text:p>
          </table:table-cell>
          <table:table-cell table:style-name="Neutral" office:value-type="string" calcext:value-type="string">
            <text:p>revise pattern</text:p>
          </table:table-cell>
          <table:table-cell table:style-name="Neutral" office:value-type="string" calcext:value-type="string">
            <text:p>pattern logic 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LC 184 – Department Highest Salary</text:p>
          </table:table-cell>
          <table:table-cell table:style-name="ce104" office:value-type="date" office:date-value="2026-01-04" calcext:value-type="date">
            <text:p>01/04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LC 176 – Second Highest Salary</text:p>
          </table:table-cell>
          <table:table-cell table:style-name="ce104" office:value-type="date" office:date-value="2026-01-05" calcext:value-type="date">
            <text:p>01/05/26</text:p>
          </table:table-cell>
          <table:table-cell office:value-type="string" calcext:value-type="string">
            <text:p>subquery limit/offse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e aware of subquery(use outer select )</text:p>
          </table:table-cell>
          <table:table-cell table:style-name="ce104" office:value-type="date" office:date-value="2026-01-14" calcext:value-type="date">
            <text:p>01/14/26</text:p>
          </table:table-cell>
          <table:table-cell/>
        </table:table-row>
        <table:table-row table:style-name="ro6">
          <table:table-cell table:style-name="ce49" office:value-type="string" calcext:value-type="string">
            <text:p>LC 185 – Department Top Three Salaries</text:p>
          </table:table-cell>
          <table:table-cell table:style-name="ce104" office:value-type="date" office:date-value="2026-01-05" calcext:value-type="date">
            <text:p>01/05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LC 175 – Combine Two Tables</text:p>
          </table:table-cell>
          <table:table-cell table:style-name="ce104" office:value-type="date" office:date-value="2026-01-07" calcext:value-type="date">
            <text:p>01/07/26</text:p>
          </table:table-cell>
          <table:table-cell office:value-type="string" calcext:value-type="string">
            <text:p>left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>
          <table:table-cell table:style-name="ce82" office:value-type="string" calcext:value-type="string">
            <text:p>LC 1581 – Customer Who Visited but Didn’t Buy</text:p>
          </table:table-cell>
          <table:table-cell table:style-name="ce87" office:value-type="date" office:date-value="2026-01-07" calcext:value-type="date">
            <text:p>01/07/26</text:p>
          </table:table-cell>
          <table:table-cell table:style-name="Neutral" office:value-type="string" calcext:value-type="string">
            <text:p>anti join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use is_null in where for anti join conditions</text:p>
          </table:table-cell>
          <table:table-cell table:number-columns-repeated="2"/>
        </table:table-row>
        <table:table-row table:style-name="ro6">
          <table:table-cell table:style-name="ce49" office:value-type="string" calcext:value-type="string">
            <text:p>1LC 570 – Managers with ≥5 Direct Reports</text:p>
          </table:table-cell>
          <table:table-cell table:style-name="ce104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LC 183 – Customers Who Never Order</text:p>
          </table:table-cell>
          <table:table-cell table:style-name="ce104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49" office:value-type="string" calcext:value-type="string">
            <text:p>LC 1965 – Employees With Missing Info</text:p>
          </table:table-cell>
          <table:table-cell table:style-name="ce104" office:value-type="date" office:date-value="2026-01-08" calcext:value-type="date">
            <text:p>01/08/26</text:p>
          </table:table-cell>
          <table:table-cell office:value-type="string" calcext:value-type="string">
            <text:p>union and 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<text:a xlink:href="https://leetcode.com/problems/employees-earning-more-than-their-managers/" xlink:type="simple">181. Employees Earning More Than Their Managers</text:a></text:p>
          </table:table-cell>
          <table:table-cell table:style-name="ce88" office:value-type="date" office:date-value="2026-01-10" calcext:value-type="date">
            <text:p>01/10/26</text:p>
          </table:table-cell>
          <table:table-cell table:style-name="Bad" office:value-type="string" calcext:value-type="string">
            <text:p>self joi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manager id belongs to employees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<text:a xlink:href="https://leetcode.com/problems/rank-scores/" xlink:type="simple">178. Rank Scores</text:a></text:p>
          </table:table-cell>
          <table:table-cell table:style-name="ce104" office:value-type="date" office:date-value="2026-01-10" calcext:value-type="date">
            <text:p>01/10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se <text:s/>‘ string‘ to define string</text:p>
          </table:table-cell>
          <table:table-cell table:style-name="ce104" office:value-type="date" office:date-value="2026-01-14" calcext:value-type="date">
            <text:p>01/14/26</text:p>
          </table:table-cell>
          <table:table-cell/>
        </table:table-row>
        <table:table-row table:style-name="ro6">
          <table:table-cell table:style-name="ce49" office:value-type="string" calcext:value-type="string">
            <text:p>LC 1327 – List Products Ordered in a Period</text:p>
          </table:table-cell>
          <table:table-cell table:style-name="ce104" office:value-type="date" office:date-value="2026-01-11" calcext:value-type="date">
            <text:p>01/11/26</text:p>
          </table:table-cell>
          <table:table-cell office:value-type="string" calcext:value-type="string">
            <text:p>having/where condit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82" office:value-type="string" calcext:value-type="string">
            <text:p><text:a xlink:href="https://leetcode.com/problems/market-analysis-i/" xlink:type="simple">1158. Market Analysis I</text:a></text:p>
          </table:table-cell>
          <table:table-cell table:style-name="ce87" office:value-type="date" office:date-value="2026-01-11" calcext:value-type="date">
            <text:p>01/11/26</text:p>
          </table:table-cell>
          <table:table-cell table:style-name="Neutral" office:value-type="string" calcext:value-type="string">
            <text:p>left join / case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where kills the left join</text:p>
          </table:table-cell>
          <table:table-cell table:style-name="ce87" office:value-type="date" office:date-value="2026-01-13" calcext:value-type="date">
            <text:p>01/13/26</text:p>
          </table:table-cell>
          <table:table-cell table:style-name="Neutral"/>
        </table:table-row>
        <table:table-row table:style-name="ro2">
          <table:table-cell table:style-name="ce84" office:value-type="string" calcext:value-type="string">
            <text:p><text:a xlink:href="https://leetcode.com/problems/product-price-at-a-given-date/" xlink:type="simple">1164. Product Price at a Given Date</text:a></text:p>
          </table:table-cell>
          <table:table-cell table:style-name="ce88" office:value-type="date" office:date-value="2026-01-12" calcext:value-type="date">
            <text:p>01/12/26</text:p>
          </table:table-cell>
          <table:table-cell table:style-name="Bad" office:value-type="string" calcext:value-type="string">
            <text:p>use row_number and union 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revise 181 and 1164</text:p>
          </table:table-cell>
          <table:table-cell table:style-name="ce104" office:value-type="date" office:date-value="2026-01-13" calcext:value-type="date">
            <text:p>01/13/26</text:p>
          </table:table-cell>
          <table:table-cell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60:Sheet1.E6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8:17:08.8745054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6-01-14T18:43:16.936318565</dc:date>
    <meta:generator>LibreOffice/24.2.7.2$Linux_X86_64 LibreOffice_project/420$Build-2</meta:generator>
    <meta:editing-duration>P5DT14H38M15S</meta:editing-duration>
    <meta:editing-cycles>247</meta:editing-cycles>
    <meta:document-statistic meta:table-count="9" meta:cell-count="1263" meta:object-count="0"/>
    <meta:user-defined meta:name="AppVersion">12.0000</meta:user-defined>
  </office:meta>
</office:document-meta>
</file>